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6b1" officeooo:paragraph-rsid="001cf6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unsupervised learning, only the training inputs(unlabeled data) are used.</text:p>
      <text:p text:style-name="P1">For each input value finds a latent representation, which is sparse, by reconstructing the original inputs.</text:p>
      <text:p text:style-name="P1">For MNIST dataset, each image(with 28 by 28 pixels) is decomposed into dictionaries by using sparsity pattern and gives a feature of the image for learning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11:55.686403751</meta:creation-date>
    <dc:date>2016-05-13T00:40:51.082750823</dc:date>
    <meta:editing-duration>PT2H3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53" meta:character-count="350" meta:non-whitespace-character-count="300"/>
  </office:meta>
</office:document-meta>
</file>